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γ</mi>
      <mo stretchy="false">=</mo>
      <mfrac>
        <mrow>
          <msub>
            <mi mathvariant="normal">Γ</mi>
            <mi>a</mi>
          </msub>
          <msub>
            <mi mathvariant="normal">Γ</mi>
            <mi>b</mi>
          </msub>
        </mrow>
        <mi mathvariant="normal">Γ</mi>
      </mfrac>
    </mrow>
    <annotation encoding="StarMath 5.0">%gamma= { %GAMMA_a %GAMMA_b} over { %GAMMA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08:41:48.994547041</meta:creation-date>
    <meta:generator>LibreOffice/4.2.7.2$Linux_X86_64 LibreOffice_project/420m0$Build-2</meta:generator>
  </office:meta>
</office:document-meta>
</file>